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0b514" officeooo:paragraph-rsid="0010b514"/>
    </style:style>
    <style:style style:name="P2" style:family="paragraph" style:parent-style-name="Standard">
      <style:text-properties officeooo:rsid="00141d43" officeooo:paragraph-rsid="001585b4"/>
    </style:style>
    <style:style style:name="P3" style:family="paragraph" style:parent-style-name="Standard">
      <style:text-properties fo:font-size="18pt" officeooo:rsid="00141d43" officeooo:paragraph-rsid="00141d43" style:font-size-asian="18pt" style:font-size-complex="18pt"/>
    </style:style>
    <style:style style:name="P4" style:family="paragraph" style:parent-style-name="Standard">
      <style:text-properties fo:font-size="18pt" officeooo:rsid="00141d43" officeooo:paragraph-rsid="00175304" style:font-size-asian="18pt" style:font-size-complex="18pt"/>
    </style:style>
    <style:style style:name="P5" style:family="paragraph" style:parent-style-name="Standard">
      <style:text-properties fo:font-size="18pt" officeooo:rsid="001df957" officeooo:paragraph-rsid="001df957" style:font-size-asian="18pt" style:font-size-complex="18pt"/>
    </style:style>
    <style:style style:name="P6" style:family="paragraph" style:parent-style-name="Standard">
      <style:text-properties fo:font-size="12pt" officeooo:rsid="00175304" officeooo:paragraph-rsid="001c78f9" style:font-size-asian="10.5pt" style:font-size-complex="12pt"/>
    </style:style>
    <style:style style:name="P7" style:family="paragraph" style:parent-style-name="Standard">
      <style:text-properties fo:font-size="12pt" officeooo:rsid="001df957" officeooo:paragraph-rsid="001df957" style:font-size-asian="10.5pt" style:font-size-complex="12pt"/>
    </style:style>
    <style:style style:name="P8" style:family="paragraph" style:parent-style-name="Standard">
      <style:text-properties officeooo:rsid="001df957" officeooo:paragraph-rsid="001df957"/>
    </style:style>
    <style:style style:name="T1" style:family="text">
      <style:text-properties officeooo:rsid="00128932"/>
    </style:style>
    <style:style style:name="T2" style:family="text">
      <style:text-properties officeooo:rsid="00141d43"/>
    </style:style>
    <style:style style:name="T3" style:family="text">
      <style:text-properties officeooo:rsid="001585b4"/>
    </style:style>
    <style:style style:name="T4" style:family="text">
      <style:text-properties officeooo:rsid="00175304"/>
    </style:style>
    <style:style style:name="T5" style:family="text">
      <style:text-properties officeooo:rsid="00181796"/>
    </style:style>
    <style:style style:name="T6" style:family="text">
      <style:text-properties officeooo:rsid="001d81da"/>
    </style:style>
    <style:style style:name="T7" style:family="text">
      <style:text-properties fo:font-size="12pt" style:font-size-asian="10.5pt" style:font-size-complex="12pt"/>
    </style:style>
    <style:style style:name="T8" style:family="text">
      <style:text-properties fo:font-size="12pt" officeooo:rsid="001e3f25" style:font-size-asian="10.5pt" style:font-size-complex="12pt"/>
    </style:style>
    <style:style style:name="T9" style:family="text">
      <style:text-properties fo:font-size="12pt" officeooo:rsid="001fafe3" style:font-size-asian="10.5pt" style:font-size-complex="12pt"/>
    </style:style>
    <style:style style:name="T10" style:family="text">
      <style:text-properties fo:font-size="12pt" officeooo:rsid="001fbd50" style:font-size-asian="10.5pt" style:font-size-complex="12pt"/>
    </style:style>
    <style:style style:name="T11" style:family="text">
      <style:text-properties officeooo:rsid="001fafe3"/>
    </style:style>
    <style:style style:name="T12" style:family="text">
      <style:text-properties officeooo:rsid="00208f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bjective → </text:p>
      <text:p text:style-name="P2"><text:tab/>One Web App / Mobile App that will be a central hub for archers of all styles, skill levels, and location. The Web App will essentially be a hybrid of multiple types of websites all catered to the needs of archers, which will all be accessed by a single account and in a single place. </text:p>
      <text:p text:style-name="P2"/>
      <text:p text:style-name="P2"><text:span text:style-name="T3"><text:tab/>The main point of the app will actually be a live tracking section which will allow the user to practice their skills and then use the app to track their results, these results will then be calculated and charted to show the users progress over time. This feature will help users improve and stay motivated, by getting visual feedback on their progress, as well as comparing their current results with their past results. Not only will the live tracking work with practicing, but also for tournaments. The user will be able to track their tournament scores and then submit them digitally to the host / organizer of the event in order to speed up the post tournament ranking procedures.</text:span></text:p>
      <text:p text:style-name="P2"/>
      <text:p text:style-name="P2"><text:tab/>The user will start by creating one account that will be used across the entire site. The profile will actually be displayed similarly to a social network site, where other users can search for and view other users profiles. Along with basic searching the user will be able to post up various messages, media, and add other users as friends. <text:span text:style-name="T11">I</text:span>n a nut shell, it is going to be a social network hybrid. </text:p>
      <text:p text:style-name="P2"/>
      <text:p text:style-name="P2"><text:span text:style-name="T3"><text:tab/>Along with the live tracking and social media sections, there will be other features as time progresses (when I get the skills and time to be able to complete it). For example there will be a store that allows users to buy archery gear that is sold through the app, but is really being sold from already successful archery stores as affiliates. There will also be an informative blog that is updated with tips and tricks from various styles and skills. Along with those features, the user will even be able to register for events through the app and even be able to pay for the registration, with host of events being able to create a new event on the app and even set up the Paypal account which the users will make payments to. Of course the app will charge the event organizer / event host a small percentage based on the price they choice to set the registration price.</text:span></text:p>
      <text:p text:style-name="P2"/>
      <text:p text:style-name="P4"><text:span text:style-name="T4">Goals</text:span> → </text:p>
      <text:p text:style-name="P6">The ultimate goal is for a major percentage of the archery community as a whole, to adapt the system and use it regularly as either a training tool and niche social network. Along with this I would like to see a major overhaul toward the organization and running of tournaments, that will be centered on using the app. This would include creating tournament registrations for the event beforehand th<text:span text:style-name="T11">r</text:span>ough the app, users signup through the app, and tournament standings being generated by the app before the day of the tournament. That way the tournament will be able to start on time with minimal delays, as well as the host / organizer not having to hire as much event staff for simple tasks such as signups, registrations, and general organizers. Of course they will still need a few of these workers for any late signups, but it will still lower cost in the department. Plus it will help the app survive, because the app earns money through the event organizers using the online registration feature instead of paying for workers on the day of the event. So its a win – win for the organizer, they still pay a small fee for each user that registers but they don't have to worry about hiring for the event or any other security issues arising with <text:span text:style-name="T5">possible improper</text:span> handling of the money since Paypal (or other online money processing company) will be handling the registration money directly. <text:span text:style-name="T5">If the system proves to be successful then I would also hope to be able to over come language or cultural problems involved in larger national or world events that commonly occur. For example, at the North American Continental Archery Championship, the organizers had to pay huge amounts of money in order to hire not just signup, registration, and general organizers for the event, but they had to hire multiple groups of them in order to cover multiple languages. That seems fine at first since North America is mostly English &amp; Spanish </text:span><text:soft-page-break/><text:span text:style-name="T5">&amp; Some Portuguese, but when you consider that all Continental Championships are open to competitors from all over the world and not just that particular continent. So that meant they the organizers had to hire something like 30 groups of about 50 workers, just to be able to cover every major language in the world. At the last event they held there was a total of ~18,000 archers that signed up and the preliminary events were held over a month. These archers came from all over the world and because of fair treatment &amp; nondiscrimination rules they were randomly paired and matched to an event day. That meant that the entire staff had to be ready every single day just incase an archer that spoke their language was competing that day. The organizers spent tens of thousands of dollars on workers that just sat there all day doing nothing, for example there was an entire crew of staff that covered Swahili. Only problem was that only ~20 archers actually spoke Swahili, so the rest of the time there were getting paid to sit there doing nothing. Even worse was that the archers that spoke Swahili were all a team and chose to compete on the same day, so the staff that were in charge of Swahili only worked 1 day out of the entire event but got payed for every day. Along with the obvious waste of money, there was other negatives that occurred at this event. From reports of food and water (bottles) shortages, to even reports of a Korean archer being shot and having to undergo reconstructive surgery with the event organizers being held responsible for the medical expenses. </text:span></text:p>
      <text:p text:style-name="P6"/>
      <text:p text:style-name="P6"><text:span text:style-name="T5"><text:tab/>According to firsthand reports, the archer was competing in a preliminary event to earn a spot in the main event. There were 2 officials on the range who were responsible for controlling the flow of the event (calling out shot, stop, go get your arrows, etc.), apparently a young archer had cut himself with his bow so one of the official yelled to stop firing. Most of the archers stopped firing so the Korean archer assumed that the round was over and also stopped, seconds later the second official yelled,“Hold your fire we have a slight injury on the range”. The korean archer didn't understand english so he thought it meant to go get your arrows, which is the next normal step in the process. So he walked out down the range, which was not a wise move as another archer (an archer from brazil) was still firing down range. Long story short one official yelled at the man in Chinese, the other official yelled at the man in Japanese; but unfortunately he only spoke Korean. He was shot in the thigh and had to be rushed to the hospital with fears of him suffering a blood clot. The event organizers were held responsible and had to pay the whole bill.</text:span></text:p>
      <text:p text:style-name="P6"><text:tab/></text:p>
      <text:p text:style-name="P6"><text:tab/><text:span text:style-name="T6">Accidents do happen, as well as simple problems (like running out of food); but all of them could have been prevented easily. By forcing everyone to register through the app, then the event organizers would have been able to prevent the simple logistical problems including food and water shortages. Plus they would have been able to hire way less staff by knowing before hand what languages would be present on what days. Lastly they would have been able to prevent the incident with the Korean archer by simply requiring the archers use the live tracking feature of the app, which includes an event status display that will tell each archer what is happening in there own native language. </text:span></text:p>
      <text:p text:style-name="P2"/>
      <text:p text:style-name="P5">Money &amp; Profits </text:p>
      <text:p text:style-name="P7"><text:tab/>This project consists of a simple premise, which will not take much to develop or maintain. What is truly great about the project is the fact that it will be tapping into a very large niche market. Archery is a global sport / practice, with millions of fans and participants. Even for people that do not practice or watch archery, the act and general idea of archery is known to millions of potential archers from all parts of the world. Since the sport is globally known, that leads to the possibility of marketing and reaching vary diverse audiences. This means that possible advertising partners are almost limitless. With Advertising partners and networks, we can keep the app free / low cost and still maintain enough funds to continue development and maintain needed to keep the app operating. Our social network side <text:soft-page-break/>will operate on a similar motivation system as other major social networks such as Facebook or <text:span text:style-name="T11">T</text:span>witter, which simply means serving up ads based on geolocation. At the same time we also be earning through the affiliate store which will be selling goods to our users, that are offered from reputable online archery retailers. This will earn us commission on sales and services sold though our store. Along with this we will also be earning through the online event registration, both from the users and event organizers. The users will earn us a percentage of the registration price, and the event organizer will earn us a percentage based on the complexity of there event including marketing there event (make there event a featured event), emailing services, and maybe even private event development projects (maybe a<text:span text:style-name="T12">n</text:span> event wants its very own website). </text:p>
      <text:p text:style-name="P8"><text:span text:style-name="T7"><text:tab/>All of this sounds good and all, but is it going to be enough to be profitable? Well if we break it down from huge tournaments to smaller tournaments, it will be easier to see how successful the app might be. For Example, <text:s/>the highest level of tournament is World Championship / Olympics, with these events happening once a year (World Championship is every year, the Olympics is not). Below them is continental tournaments and regional tournaments, with </text:span><text:span text:style-name="T8">6 Continental Championships and 5 Regional Championships which are also yearly. Below them are Country Championships, with 196 countries in the world (Yes I count Taiwan) and about half of the countries holding a Yearly Championship Tournament that means about 100 or so Championships. Below them are State / Territory Championships, with just the US &amp; Canada that makes 60 yearly Championships, plus the rest of the other countries. Below them are junior levels, such as JOAD (Junior Archery) in the US which holds </text:span><text:span text:style-name="T9">separate</text:span><text:span text:style-name="T8"> events for </text:span><text:span text:style-name="T10">8 – 12 &amp; 13 – 18 in every state, so ~100 JOAD events yearly. Below them are county / district tournaments. Then below that are city / local club levels.</text:span></text:p>
      <text:p text:style-name="P8"><text:span text:style-name="T10"><text:tab/>As you can clearly tell there are thousands of tournaments yearly at all kinds of levels around the world. With just the income from tournament hosting and registration fees, the app will stay very profitable. Plus with the additional income from store sales, general advertisements, event advertisements, and maybe even additional sales from merchandizing of the app itself.</text:span></text:p>
      <text:p text:style-name="P8"><text:span text:style-name="T7"/></text:p>
      <text:p text:style-name="P1"><text:span text:style-name="T2">Main Navigation </text:span>Buttons:</text:p>
      <text:p text:style-name="P1">Social Profile</text:p>
      <text:p text:style-name="P1"><text:tab/>→ Profile Search Results</text:p>
      <text:p text:style-name="P1"/>
      <text:p text:style-name="P1">Live Tracking</text:p>
      <text:p text:style-name="P1"/>
      <text:p text:style-name="P1">Links:</text:p>
      <text:p text:style-name="P1">Store</text:p>
      <text:p text:style-name="P1"><text:tab/>→ Events</text:p>
      <text:p text:style-name="P1">Vide<text:span text:style-name="T1">o</text:span></text:p>
      <text:p text:style-name="P1">Blog</text:p>
      <text:p text:style-name="P1">Equi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8T02:47:51.832849000</meta:creation-date>
    <dc:date>2015-09-21T20:02:00.749040000</dc:date>
    <meta:editing-duration>PT1H7M45S</meta:editing-duration>
    <meta:editing-cycles>7</meta:editing-cycles>
    <meta:generator>LibreOffice/5.0.1.2$MacOSX_X86_64 LibreOffice_project/81898c9f5c0d43f3473ba111d7b351050be20261</meta:generator>
    <meta:document-statistic meta:table-count="0" meta:image-count="0" meta:object-count="0" meta:page-count="3" meta:paragraph-count="24" meta:word-count="1912" meta:character-count="10965" meta:non-whitespace-character-count="9052"/>
  </office:meta>
</office:document-meta>
</file>